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ff-monospace" svg:font-family="'var ff-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2717" officeooo:paragraph-rsid="00072717" style:font-weight-asian="bold" style:font-weight-complex="bold"/>
    </style:style>
    <style:style style:name="P2" style:family="paragraph" style:parent-style-name="Standard">
      <style:paragraph-properties fo:text-align="start" style:justify-single-word="false"/>
      <style:text-properties fo:font-weight="bold" officeooo:rsid="00099fe2" officeooo:paragraph-rsid="00099fe2" style:font-weight-asian="bold" style:font-weight-complex="bold"/>
    </style:style>
    <style:style style:name="P3" style:family="paragraph" style:parent-style-name="Standard">
      <style:paragraph-properties fo:text-align="start" style:justify-single-word="false"/>
      <style:text-properties fo:font-weight="normal" officeooo:rsid="0007e9ae" officeooo:paragraph-rsid="0007e9ae" style:font-weight-asian="normal" style:font-weight-complex="normal"/>
    </style:style>
    <style:style style:name="P4" style:family="paragraph" style:parent-style-name="Standard">
      <style:paragraph-properties fo:text-align="start" style:justify-single-word="false"/>
      <style:text-properties officeooo:paragraph-rsid="0007e9ae"/>
    </style:style>
    <style:style style:name="P5" style:family="paragraph" style:parent-style-name="Standard">
      <style:paragraph-properties fo:text-align="start" style:justify-single-word="false"/>
      <style:text-properties officeooo:paragraph-rsid="00099fe2"/>
    </style:style>
    <style:style style:name="P6" style:family="paragraph" style:parent-style-name="Standard">
      <style:paragraph-properties fo:text-align="start" style:justify-single-word="false"/>
      <style:text-properties officeooo:paragraph-rsid="000a9b6f"/>
    </style:style>
    <style:style style:name="P7" style:family="paragraph" style:parent-style-name="Standard">
      <style:paragraph-properties fo:text-align="start" style:justify-single-word="false"/>
      <style:text-properties officeooo:paragraph-rsid="000c0371"/>
    </style:style>
    <style:style style:name="P8" style:family="paragraph" style:parent-style-name="Standard">
      <style:paragraph-properties fo:text-align="start" style:justify-single-word="false"/>
      <style:text-properties officeooo:paragraph-rsid="00100578"/>
    </style:style>
    <style:style style:name="P9" style:family="paragraph" style:parent-style-name="Standard">
      <style:paragraph-properties fo:text-align="center" style:justify-single-word="false"/>
      <style:text-properties fo:font-size="14pt" fo:font-weight="bold" officeooo:rsid="00072717" officeooo:paragraph-rsid="00072717"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9d582" officeooo:paragraph-rsid="0009d582"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99fe2" officeooo:paragraph-rsid="00099fe2"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0a9b6f" officeooo:paragraph-rsid="000a9b6f"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0e41a1" officeooo:paragraph-rsid="000e41a1"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0da52e" officeooo:paragraph-rsid="000da52e"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0e4bbb" officeooo:paragraph-rsid="000e4bbb"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00578" officeooo:paragraph-rsid="00100578"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0f3736" officeooo:paragraph-rsid="000f3736"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11ea11" officeooo:paragraph-rsid="0011ea11"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1230ac" officeooo:paragraph-rsid="001230ac"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07e9ae" officeooo:paragraph-rsid="0007e9ae"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normal" officeooo:rsid="0007e9ae" officeooo:paragraph-rsid="0007e9a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style="normal" fo:font-weight="bold" officeooo:rsid="0011ea11" officeooo:paragraph-rsid="0011ea11"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officeooo:rsid="00099fe2" officeooo:paragraph-rsid="00099fe2"/>
    </style:style>
    <style:style style:name="P24" style:family="paragraph" style:parent-style-name="Standard">
      <style:paragraph-properties fo:text-align="start" style:justify-single-word="false"/>
      <style:text-properties fo:font-size="12pt" fo:font-weight="normal" officeooo:rsid="0007e9ae" officeooo:paragraph-rsid="0007e9a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00578" officeooo:paragraph-rsid="0010057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1ea11" officeooo:paragraph-rsid="0011ea1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230ac" officeooo:paragraph-rsid="001230a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0f3736" officeooo:paragraph-rsid="001230a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officeooo:paragraph-rsid="0007e9ae" style:font-size-asian="12pt" style:font-size-complex="12pt"/>
    </style:style>
    <style:style style:name="P30" style:family="paragraph" style:parent-style-name="Standard">
      <style:paragraph-properties fo:text-align="start" style:justify-single-word="false"/>
      <style:text-properties fo:font-size="12pt" officeooo:rsid="00099fe2" officeooo:paragraph-rsid="00099fe2" style:font-size-asian="10.5pt" style:font-size-complex="12pt"/>
    </style:style>
    <style:style style:name="P31" style:family="paragraph" style:parent-style-name="Standard">
      <style:paragraph-properties fo:text-align="start" style:justify-single-word="false"/>
      <style:text-properties officeooo:rsid="0009d582" officeooo:paragraph-rsid="0009d582"/>
    </style:style>
    <style:style style:name="P32" style:family="paragraph" style:parent-style-name="Standard">
      <style:paragraph-properties fo:text-align="start" style:justify-single-word="false"/>
      <style:text-properties officeooo:rsid="000a9b6f" officeooo:paragraph-rsid="000a9b6f"/>
    </style:style>
    <style:style style:name="P33" style:family="paragraph" style:parent-style-name="Standard">
      <style:paragraph-properties fo:text-align="start" style:justify-single-word="false"/>
      <style:text-properties officeooo:rsid="000c0371" officeooo:paragraph-rsid="000c0371"/>
    </style:style>
    <style:style style:name="P34" style:family="paragraph" style:parent-style-name="Standard">
      <style:paragraph-properties fo:text-align="start" style:justify-single-word="false"/>
      <style:text-properties officeooo:rsid="000c0371" officeooo:paragraph-rsid="000da52e"/>
    </style:style>
    <style:style style:name="P35" style:family="paragraph" style:parent-style-name="Standard">
      <style:paragraph-properties fo:text-align="start" style:justify-single-word="false"/>
      <style:text-properties officeooo:rsid="000da52e" officeooo:paragraph-rsid="000da52e"/>
    </style:style>
    <style:style style:name="P36" style:family="paragraph" style:parent-style-name="Standard">
      <style:paragraph-properties fo:text-align="start" style:justify-single-word="false"/>
      <style:text-properties officeooo:rsid="000e41a1" officeooo:paragraph-rsid="000e41a1"/>
    </style:style>
    <style:style style:name="P37" style:family="paragraph" style:parent-style-name="Standard">
      <style:paragraph-properties fo:text-align="start" style:justify-single-word="false"/>
      <style:text-properties officeooo:rsid="000e4bbb" officeooo:paragraph-rsid="000e4bbb"/>
    </style:style>
    <style:style style:name="P38" style:family="paragraph" style:parent-style-name="Standard">
      <style:paragraph-properties fo:text-align="start" style:justify-single-word="false"/>
      <style:text-properties officeooo:rsid="000e4bbb" officeooo:paragraph-rsid="000a9b6f"/>
    </style:style>
    <style:style style:name="P39" style:family="paragraph" style:parent-style-name="Standard">
      <style:paragraph-properties fo:text-align="start" style:justify-single-word="false"/>
      <style:text-properties officeooo:rsid="000f3736" officeooo:paragraph-rsid="000f3736"/>
    </style:style>
    <style:style style:name="P40" style:family="paragraph" style:parent-style-name="Standard">
      <style:paragraph-properties fo:text-align="start" style:justify-single-word="false"/>
      <style:text-properties officeooo:rsid="000f3736" officeooo:paragraph-rsid="001230ac"/>
    </style:style>
    <style:style style:name="P41" style:family="paragraph" style:parent-style-name="Standard">
      <style:paragraph-properties fo:text-align="start" style:justify-single-word="false"/>
      <style:text-properties officeooo:rsid="00100578" officeooo:paragraph-rsid="00100578"/>
    </style:style>
    <style:style style:name="T1" style:family="text">
      <style:text-properties officeooo:rsid="0007477a"/>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99fe2" style:font-size-asian="12.25pt" style:font-weight-asian="normal" style:font-size-complex="14pt" style:font-weight-complex="normal"/>
    </style:style>
    <style:style style:name="T4" style:family="text">
      <style:text-properties fo:font-size="14pt" style:font-size-asian="12.25pt" style:font-size-complex="14pt"/>
    </style:style>
    <style:style style:name="T5" style:family="text">
      <style:text-properties fo:font-size="14pt" fo:font-weight="bold" officeooo:rsid="000a9b6f" style:font-size-asian="14pt" style:font-weight-asian="bold" style:font-size-complex="14pt" style:font-weight-complex="bold"/>
    </style:style>
    <style:style style:name="T6" style:family="text">
      <style:text-properties fo:font-weight="normal" style:font-weight-asian="normal" style:font-weight-complex="normal"/>
    </style:style>
    <style:style style:name="T7" style:family="text">
      <style:text-properties fo:font-weight="normal" officeooo:rsid="0007e9ae" style:font-weight-asian="normal" style:font-weight-complex="normal"/>
    </style:style>
    <style:style style:name="T8" style:family="text">
      <style:text-properties fo:font-weight="normal" officeooo:rsid="00099fe2" style:font-weight-asian="normal" style:font-weight-complex="normal"/>
    </style:style>
    <style:style style:name="T9" style:family="text">
      <style:text-properties fo:font-weight="normal" officeooo:rsid="0013e10d" style:font-weight-asian="normal"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099fe2" style:font-size-asian="10.5pt" style:font-weight-asian="normal" style:font-size-complex="12pt" style:font-weight-complex="normal"/>
    </style:style>
    <style:style style:name="T12" style:family="text">
      <style:text-properties fo:font-size="12pt" fo:font-weight="normal" officeooo:rsid="0013e10d" style:font-size-asian="10.5pt" style:font-weight-asian="normal" style:font-size-complex="12pt" style:font-weight-complex="normal"/>
    </style:style>
    <style:style style:name="T13" style:family="text">
      <style:text-properties fo:font-style="normal" style:font-style-asian="normal" style:font-style-complex="normal"/>
    </style:style>
    <style:style style:name="T14" style:family="text">
      <style:text-properties officeooo:rsid="000a9b6f"/>
    </style:style>
    <style:style style:name="T15" style:family="text">
      <style:text-properties officeooo:rsid="000c0371"/>
    </style:style>
    <style:style style:name="T16" style:family="text">
      <style:text-properties fo:font-style="italic" style:font-style-asian="italic" style:font-style-complex="italic"/>
    </style:style>
    <style:style style:name="T17" style:family="text">
      <style:text-properties fo:font-style="italic" officeooo:rsid="00100578" style:font-style-asian="italic" style:font-style-complex="italic"/>
    </style:style>
    <style:style style:name="T18" style:family="text">
      <style:text-properties officeooo:rsid="000f3736"/>
    </style:style>
    <style:style style:name="T19" style:family="text">
      <style:text-properties officeooo:rsid="00100578"/>
    </style:style>
    <style:style style:name="T20" style:family="text">
      <style:text-properties officeooo:rsid="001230ac"/>
    </style:style>
    <style:style style:name="T21" style:family="text">
      <style:text-properties officeooo:rsid="0013e10d"/>
    </style:style>
    <style:style style:name="T22" style:family="text">
      <style:text-properties officeooo:rsid="0014e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eteorite Landings API Documentati<text:span text:style-name="T1">e</text:span></text:p>
      <text:p text:style-name="P9"><text:span text:style-name="T1">van</text:span> Katerina Stavrinoudis</text:p>
      <text:p text:style-name="P1"/>
      <text:p text:style-name="P3">Dit project werd gemaakt met het gebruik van Django web framework. De operating systeem in gebruik is linux. Als u een andere OS gebruikt kunnen sommige stappen veranderen.</text:p>
      <text:p text:style-name="P3"/>
      <text:p text:style-name="P10">Simpel Django project setup</text:p>
      <text:p text:style-name="P3"/>
      <text:p text:style-name="P20">Stap 1</text:p>
      <text:p text:style-name="P21"/>
      <text:p text:style-name="P24">Check of uw systeem python3 en pipenv heeft met:</text:p>
      <text:p text:style-name="P24"/>
      <text:p text:style-name="P24"><text:span text:style-name="T21">$ </text:span>python3 –version</text:p>
      <text:p text:style-name="P24"><text:span text:style-name="T21">$ </text:span>pipenv –version</text:p>
      <text:p text:style-name="P24"/>
      <text:p text:style-name="P29"><text:span text:style-name="T7">Anders installeer </text:span><text:span text:style-name="T8">ze.</text:span></text:p>
      <text:p text:style-name="P4"><text:span text:style-name="T3"/></text:p>
      <text:p text:style-name="P2"><text:span text:style-name="T4">Stap 2</text:span></text:p>
      <text:p text:style-name="P23"><text:span text:style-name="T2"/></text:p>
      <text:p text:style-name="P30"><text:span text:style-name="T6">Maak een nieuwe map met de naam van uw project en navigeer u daar:</text:span></text:p>
      <text:p text:style-name="P30"><text:span text:style-name="T6"/></text:p>
      <text:p text:style-name="P30"><text:span text:style-name="T9">$ </text:span><text:span text:style-name="T6">mkdir Meteorite_Landings</text:span></text:p>
      <text:p text:style-name="P30"><text:span text:style-name="T9">$ </text:span><text:span text:style-name="T6">cd Meteorite_Landings</text:span></text:p>
      <text:p text:style-name="P30"><text:span text:style-name="T6"/></text:p>
      <text:p text:style-name="P11">Stap 3</text:p>
      <text:p text:style-name="P30"><text:span text:style-name="T6"/></text:p>
      <text:p text:style-name="P30"><text:span text:style-name="T6">Begin een environement met pipenv:</text:span></text:p>
      <text:p text:style-name="P30"><text:span text:style-name="T6"/></text:p>
      <text:p text:style-name="P30"><text:span text:style-name="T9">$ </text:span><text:span text:style-name="T6">pipenv shell</text:span></text:p>
      <text:p text:style-name="P30"><text:span text:style-name="T6"/></text:p>
      <text:p text:style-name="P30"><text:span text:style-name="T6">U zou de naam van de environment moeten zien tussen hakjes in het begin van de lijn:</text:span></text:p>
      <text:p text:style-name="P5"><text:span text:style-name="T11">(Meteorite_Landings-id) </text:span><text:a xlink:type="simple" xlink:href="mailto:user@user" text:style-name="Internet_20_link" text:visited-style-name="Visited_20_Internet_20_Link"><text:span text:style-name="T11">user@user</text:span></text:a><text:span text:style-name="T11">:~/Documents/Meteorite_Landings</text:span></text:p>
      <text:p text:style-name="P5"><text:span text:style-name="T11"/></text:p>
      <text:p text:style-name="P11">Stap 4</text:p>
      <text:p text:style-name="P23"><text:span text:style-name="T10"/></text:p>
      <text:p text:style-name="P23"><text:span text:style-name="T10">Installeer de Django framework in uw environment:</text:span></text:p>
      <text:p text:style-name="P23"><text:span text:style-name="T10"/></text:p>
      <text:p text:style-name="P23"><text:span text:style-name="T12">$ </text:span><text:span text:style-name="T10">pipenv install django</text:span></text:p>
      <text:p text:style-name="P23"><text:span text:style-name="T10"/></text:p>
      <text:p text:style-name="P11">Stap 5</text:p>
      <text:p text:style-name="P23"><text:span text:style-name="T10"/></text:p>
      <text:p text:style-name="P23"><text:span text:style-name="T10">Maak een project aan:</text:span></text:p>
      <text:p text:style-name="P23"><text:span text:style-name="T10"/></text:p>
      <text:p text:style-name="P23"><text:span text:style-name="T12">$ </text:span><text:span text:style-name="T10">django-admin startproject meteorite_landings_app</text:span></text:p>
      <text:p text:style-name="P23"><text:span text:style-name="T10"/></text:p>
      <text:p text:style-name="P23"><text:span text:style-name="T10">Django-admin genereert de project map, basis bestanden templates en de project management script manage.py.</text:span></text:p>
      <text:p text:style-name="P23"><text:span text:style-name="T10"/></text:p>
      <text:p text:style-name="P11">Stap 6</text:p>
      <text:p text:style-name="P23"><text:span text:style-name="T10"/></text:p>
      <text:p text:style-name="P23"><text:soft-page-break/><text:span text:style-name="T10">Installeer django rest framework zodat onze project kan antwoorden op requests:</text:span></text:p>
      <text:p text:style-name="P23"><text:span text:style-name="T10"/></text:p>
      <text:p text:style-name="P23"><text:span text:style-name="T21">$ </text:span>pipenv install djangorestframework</text:p>
      <text:p text:style-name="P23"/>
      <text:p text:style-name="P11">Stap 7</text:p>
      <text:p text:style-name="P23"/>
      <text:p text:style-name="P23">Maak daarvoor ook een app (eigenlijk onze API):</text:p>
      <text:p text:style-name="P23"/>
      <text:p text:style-name="P23"><text:span text:style-name="T21">$ </text:span>python manage.py startapp api</text:p>
      <text:p text:style-name="P23"/>
      <text:p text:style-name="P11">Stap 8</text:p>
      <text:p text:style-name="P23"/>
      <text:p text:style-name="P23">Bewerk de settings.py bestand onder de ‘*_app’ map. Dat doen we om het project te laten weten dat we een nieuwe app hebben gemaakt en dat we een nieuwe toolkit hebben geinstalleerd:</text:p>
      <text:p text:style-name="P23"/>
      <text:p text:style-name="P23">ISTALLED_APPS = [</text:p>
      <text:p text:style-name="P23">…</text:p>
      <text:p text:style-name="P23">‘api’,</text:p>
      <text:p text:style-name="P23">‘rest_framework’</text:p>
      <text:p text:style-name="P23">]</text:p>
      <text:p text:style-name="P23"/>
      <text:p text:style-name="P10">Authenticatie toevoegen</text:p>
      <text:p text:style-name="P11"/>
      <text:p text:style-name="P11">Stap 9</text:p>
      <text:p text:style-name="P23"/>
      <text:p text:style-name="P31">Installeer de nodige packages om authenticatie toe te voegen in onze project en voeg dat ook toe in de settings.py:</text:p>
      <text:p text:style-name="P31"/>
      <text:p text:style-name="P31"><text:span text:style-name="T21">$ </text:span>pipenv install django-rest-auth django-allauth</text:p>
      <text:p text:style-name="P31"/>
      <text:p text:style-name="P31">INSTALLED_APPS = [</text:p>
      <text:p text:style-name="P31">…</text:p>
      <text:p text:style-name="P31"><text:s text:c="4"/>'rest_framework.authtoken',</text:p>
      <text:p text:style-name="P31"><text:s text:c="4"/>'rest_auth',</text:p>
      <text:p text:style-name="P31"><text:s text:c="4"/>'django.contrib.sites',</text:p>
      <text:p text:style-name="P31"><text:s text:c="4"/>'allauth',</text:p>
      <text:p text:style-name="P31"><text:s text:c="4"/>'allauth.account',</text:p>
      <text:p text:style-name="P31"><text:s text:c="4"/>'rest_auth.registration'</text:p>
      <text:p text:style-name="P31">]</text:p>
      <text:p text:style-name="P31"/>
      <text:p text:style-name="P31">EMAIL_BACKEND = 'django.core.mail.backends.console.EmailBackend'</text:p>
      <text:p text:style-name="P31">SITE_ID = 1</text:p>
      <text:p text:style-name="P31"/>
      <text:p text:style-name="P31">REST_FRAMEWORK = {</text:p>
      <text:p text:style-name="P31"><text:s text:c="4"/># Authentication Scheme</text:p>
      <text:p text:style-name="P31"><text:s text:c="4"/>'DEFAULT_AUTHENTICATION_CLASSES': (</text:p>
      <text:p text:style-name="P31"><text:s text:c="8"/>'rest_framework.authentication.BasicAuthentication',</text:p>
      <text:p text:style-name="P31"><text:s text:c="8"/>'rest_framework.authentication.SessionAuthentication',</text:p>
      <text:p text:style-name="P31"><text:s text:c="8"/>'rest_framework.authentication.TokenAuthentication',</text:p>
      <text:p text:style-name="P31"><text:s text:c="4"/>),</text:p>
      <text:p text:style-name="P31"><text:s text:c="4"/># Permission Policies</text:p>
      <text:p text:style-name="P31"><text:soft-page-break/><text:s text:c="4"/>'DEFAULT_PERMISSION_CLASSES': [</text:p>
      <text:p text:style-name="P31"><text:s text:c="8"/>'rest_framework.permissions.IsAuthenticated',</text:p>
      <text:p text:style-name="P31"><text:s text:c="4"/>]</text:p>
      <text:p text:style-name="P31">}</text:p>
      <text:p text:style-name="P31"/>
      <text:p text:style-name="P31">De ‘<text:span text:style-name="T14">EMAIL_BACKEND’ </text:span>stuk voegen we toe zodat we de email geprint kunnen zien in onze console wanneer django een email probeert te sturen. </text:p>
      <text:p text:style-name="P32">De ‘REST_FRAMEWORK’ stuk voegen we toe om authentication Scheme en Permissions Policies te definiëren.</text:p>
      <text:p text:style-name="P31"/>
      <text:p text:style-name="P10">Stap 10</text:p>
      <text:p text:style-name="P31"/>
      <text:p text:style-name="P31">Wanneer we nieuwe urls maken, moeten we die toevoegen in onder ‘*_app/urls.py’:</text:p>
      <text:p text:style-name="P31"/>
      <text:p text:style-name="P31">urlpatterns = [</text:p>
      <text:p text:style-name="P31"><text:s text:c="4"/>...</text:p>
      <text:p text:style-name="P31"><text:s text:c="4"/>path('', include('rest_auth.urls')),</text:p>
      <text:p text:style-name="P31"><text:s text:c="4"/>path('registration/', include('rest_auth.registration.urls')),</text:p>
      <text:p text:style-name="P31">]</text:p>
      <text:p text:style-name="P31"/>
      <text:p text:style-name="P15">INFO:</text:p>
      <text:p text:style-name="P37">Om onze app te kunnen runnen doen we:</text:p>
      <text:p text:style-name="P37"/>
      <text:p text:style-name="P37"><text:span text:style-name="T18">$ </text:span>python manage.py runserver</text:p>
      <text:p text:style-name="P37"/>
      <text:p text:style-name="P37">V<text:span text:style-name="T21">óó</text:span>r dat we onze server runnen moeten we onze veranderingen bewaren op een manier. In Django gebeurt dat met ‘migrate’. <text:span text:style-name="T18">Migraties propageren veranderingen dat we maken in onze databank schema. Migrate is verantwoordelijk om toe te passen en niet meer toe te passen van migraties. Makemigrations is verantwoordelijk om nieuwe migraties te creëren op basis van de veranderingen dat je in uw models.py hebt gemaakt. Nu hebben we dus alleen de commando migrate nodig omdat we nog niet met models.py hebben gewerkt.</text:span></text:p>
      <text:p text:style-name="P37"/>
      <text:p text:style-name="P39">$ python manage.py migrate</text:p>
      <text:p text:style-name="P39">$ pyhton manage.py runserver</text:p>
      <text:p text:style-name="P31"/>
      <text:p text:style-name="P12">Stap 11 </text:p>
      <text:p text:style-name="P38"/>
      <text:p text:style-name="P32">Nu kunnen we users maken en authentication token aanvragen, test dat zo:</text:p>
      <text:p text:style-name="P32"/>
      <text:p text:style-name="P32"><text:span text:style-name="T21">$ </text:span>curl -X POST -H "Content-Type: application/json" -d '{"username":"testuser", "password1":"testpassword", "password2":"testpassword"}' 127.0.0.1:8000/registration/</text:p>
      <text:p text:style-name="P32"/>
      <text:p text:style-name="P32">Het antwoord geeft een token terug voor de nieuwe user bijvoorbeeld: {"key":"1565c60a136420bc733b10c4a165e07698014acb"}</text:p>
      <text:p text:style-name="P32"/>
      <text:p text:style-name="P36">Maak ook een superuser dat volledige toegang gaat hebben in de server en alle permissies heeft:</text:p>
      <text:p text:style-name="P36"/>
      <text:p text:style-name="P36">$ python manage.py createsuperuser</text:p>
      <text:p text:style-name="P32"/>
      <text:p text:style-name="P6"><text:span text:style-name="T5">Default Databank veranderen</text:span></text:p>
      <text:p text:style-name="P12"/>
      <text:p text:style-name="P12"><text:soft-page-break/>Stap 12</text:p>
      <text:p text:style-name="P32"/>
      <text:p text:style-name="P32">Django gebruikt default de SQLite databank. Dit is te klein voor de data dat we gaan gebruiken.</text:p>
      <text:p text:style-name="P32">We gaan dus switchen naar een PostgreSQL databank. <text:span text:style-name="T15">Check of u postgresql in uw systeem hebt anders instaleer het. Check of u pg_config hebt:</text:span></text:p>
      <text:p text:style-name="P33"/>
      <text:p text:style-name="P33">$ pg_config</text:p>
      <text:p text:style-name="P33"/>
      <text:p text:style-name="P33">Als het antwoord is: bash: pg_config: command not found</text:p>
      <text:p text:style-name="P33">Dan doe de volgende:</text:p>
      <text:p text:style-name="P33"/>
      <text:p text:style-name="P33">$ export PATH=/usr/pgsql-<text:span text:style-name="T16">versie_nummer</text:span>/bin/:${PATH}</text:p>
      <text:p text:style-name="P33"/>
      <text:p text:style-name="P33">Als u dat hebt installeer de nodige package: </text:p>
      <text:p text:style-name="P33"/>
      <text:p text:style-name="P33"><text:span text:style-name="T21">$ </text:span>pip install --upgrade psycopg2</text:p>
      <text:p text:style-name="P7"/>
      <text:p text:style-name="P7"><text:span text:style-name="T15">Als u de volgende error krijgt: “It appears you are missing some prerequisite to build the package from source.</text:span> <text:s/>You may install a binary package by installing 'psycopg2-binary' from PyPI. If you want to install psycopg2 from source, please install the packages <text:span text:style-name="T15">required for the build and try again.”</text:span></text:p>
      <text:p text:style-name="P33">Installeer de binary versie: </text:p>
      <text:p text:style-name="P34"/>
      <text:p text:style-name="P34"><text:span text:style-name="T21">$ </text:span>pip install --upgrade psycopg2-binary</text:p>
      <text:p text:style-name="P34"/>
      <text:p text:style-name="P14">Stap 13 </text:p>
      <text:p text:style-name="P35"/>
      <text:p text:style-name="P35">Maak een databank aan die u gaat gebruiken voor de django project en zorg dat de user de juiste permissies heeft zodat onze django project nadien automatisch tabellen kan creëren. </text:p>
      <text:p text:style-name="P35"/>
      <text:p text:style-name="P35">$ sudo su postgres</text:p>
      <text:p text:style-name="P35">$ psql</text:p>
      <text:p text:style-name="P35">postgres=# CREATE DATABASE meteoritesdb;</text:p>
      <text:p text:style-name="P35">postgres=# CREATE USER meteoritesdb_user WITH PASSWORD 'mypass';</text:p>
      <text:p text:style-name="P35">postgres=# ALTER DATABASE meteoritesdb OWNER TO meteoritesdb_user;</text:p>
      <text:p text:style-name="P35">postgres=# exit</text:p>
      <text:p text:style-name="P35">$ exit</text:p>
      <text:p text:style-name="P35"/>
      <text:p text:style-name="P14">Stap 14</text:p>
      <text:p text:style-name="P35"/>
      <text:p text:style-name="P35">Verander de default databank in de ‘*_app/settings.py’:</text:p>
      <text:p text:style-name="P35"/>
      <text:p text:style-name="P35">DATABASES = {</text:p>
      <text:p text:style-name="P35"><text:s text:c="4"/>'default': {</text:p>
      <text:p text:style-name="P35"><text:s text:c="8"/>'ENGINE': 'django.db.backends.postgresql',</text:p>
      <text:p text:style-name="P35"><text:s text:c="8"/>'NAME': 'meteoritesdb',</text:p>
      <text:p text:style-name="P35"><text:s text:c="8"/>'USER': 'meteoritesdb_user',</text:p>
      <text:p text:style-name="P35"><text:s text:c="8"/>'PASSWORD': 'mypass',</text:p>
      <text:p text:style-name="P35"><text:s text:c="8"/>'HOST': '127.0.0.1',</text:p>
      <text:p text:style-name="P35"><text:s text:c="4"/>}</text:p>
      <text:p text:style-name="P35">}</text:p>
      <text:p text:style-name="P35"/>
      <text:p text:style-name="P13"><text:soft-page-break/>Een CRUD REST API maken</text:p>
      <text:p text:style-name="P35"/>
      <text:p text:style-name="P14">Stap 15</text:p>
      <text:p text:style-name="P35"/>
      <text:p text:style-name="P36">We gaan nu Django models maken die eigenlijk python objects zijn om toegang te krijgen en het managen van data. Maak uw object in api/models.py:</text:p>
      <text:p text:style-name="P36"/>
      <text:p text:style-name="P36">from django.db import models</text:p>
      <text:p text:style-name="P36"/>
      <text:p text:style-name="P36"># Create your models here.</text:p>
      <text:p text:style-name="P36">class Meteorite(models.Model):</text:p>
      <text:p text:style-name="P36"><text:s text:c="3"/>name = models.CharField(max_length=50)</text:p>
      <text:p text:style-name="P36"><text:s text:c="3"/>id = models.BigIntegerField(primary_key=True)</text:p>
      <text:p text:style-name="P36"><text:s text:c="3"/>nametype = models.CharField(max_length=10, null=True, blank=True)</text:p>
      <text:p text:style-name="P36"><text:s text:c="3"/>recclass = models.CharField(max_length=30, null=True, blank=True)</text:p>
      <text:p text:style-name="P36"><text:s text:c="3"/>mass = models.FloatField(max_length=10, null=True, blank=True)</text:p>
      <text:p text:style-name="P36"><text:s text:c="3"/>fall = models.CharField(max_length=6, null=True, blank=True)</text:p>
      <text:p text:style-name="P36"><text:s text:c="3"/>year = models.BigIntegerField(null=True, blank=True)</text:p>
      <text:p text:style-name="P36"><text:s text:c="3"/>reclat = models.FloatField(null=True, blank=True)</text:p>
      <text:p text:style-name="P36"><text:s text:c="3"/>reclong = models.FloatField(null=True, blank=True)</text:p>
      <text:p text:style-name="P36"><text:s text:c="3"/>geoLocation = models.CharField(max_length=50, null=True, blank=True)</text:p>
      <text:p text:style-name="P36"/>
      <text:p text:style-name="P36"><text:s text:c="3"/>def __str__(self):</text:p>
      <text:p text:style-name="P36"><text:s text:c="6"/>return self.name</text:p>
      <text:p text:style-name="P36"/>
      <text:p text:style-name="P13">Stap 16 </text:p>
      <text:p text:style-name="P36"/>
      <text:p text:style-name="P36">Maak serializers. Dat laat toe dat complex data zoals querysets and model instancies converteerd wordt naar native Python datatypes dat gemakkelijk gerenderd kunnen worden naar JSON. Maak api/serializers.py aan en voeg het volgende toe:</text:p>
      <text:p text:style-name="P36"/>
      <text:p text:style-name="P36">from rest_framework import serializers</text:p>
      <text:p text:style-name="P36">from .models import Meteorite</text:p>
      <text:p text:style-name="P36"/>
      <text:p text:style-name="P36">class MeteoriteSerializer(serializers.ModelSerializer):</text:p>
      <text:p text:style-name="P36"><text:s text:c="3"/>class Meta:</text:p>
      <text:p text:style-name="P36"><text:s text:c="6"/>model = Meteorite</text:p>
      <text:p text:style-name="P36"><text:s text:c="6"/>fields = ['name', 'id', 'nametype', 'recclass', 'mass', 'fall', 'year', 'reclat', 'reclong', 'geoLocation']</text:p>
      <text:p text:style-name="P36"/>
      <text:p text:style-name="P15">Stap 17</text:p>
      <text:p text:style-name="P37"/>
      <text:p text:style-name="P37">Bewerk de api/views.py bestand om te definiëren wat gaat gebeuren voor elke functionaliteit dat we in onze API willen met de juiste permissions:</text:p>
      <text:p text:style-name="P37"/>
      <text:p text:style-name="P37">from django.shortcuts import render</text:p>
      <text:p text:style-name="P37">from django.http import JsonResponse, HttpResponse</text:p>
      <text:p text:style-name="P37">from rest_framework.decorators import api_view, permission_classes</text:p>
      <text:p text:style-name="P37">from rest_framework.permissions import IsAuthenticated</text:p>
      <text:p text:style-name="P37">from django.views.decorators.csrf import csrf_exempt</text:p>
      <text:p text:style-name="P37">from .serializers import MeteoriteSerializer</text:p>
      <text:p text:style-name="P37">from .models import Meteorite</text:p>
      <text:p text:style-name="P37">from rest_framework import status</text:p>
      <text:p text:style-name="P37"><text:soft-page-break/>import json</text:p>
      <text:p text:style-name="P37">from django.core.exceptions import ObjectDoesNotExist</text:p>
      <text:p text:style-name="P37">from tablib import Dataset</text:p>
      <text:p text:style-name="P37">from .resources import MeteoriteResource</text:p>
      <text:p text:style-name="P37"/>
      <text:p text:style-name="P37"># Create your views here.</text:p>
      <text:p text:style-name="P37">#Get all meteorites</text:p>
      <text:p text:style-name="P37">@api_view(["GET"])</text:p>
      <text:p text:style-name="P37">@csrf_exempt</text:p>
      <text:p text:style-name="P37">@permission_classes([IsAuthenticated])</text:p>
      <text:p text:style-name="P37">def get_meteorites(request):</text:p>
      <text:p text:style-name="P37"><text:s text:c="4"/>user = request.user.id</text:p>
      <text:p text:style-name="P37"><text:s text:c="4"/>meteorites = Meteorite.objects.all()</text:p>
      <text:p text:style-name="P37"><text:s text:c="4"/>serializer = MeteoriteSerializer(meteorites, many=True)</text:p>
      <text:p text:style-name="P37"><text:s text:c="4"/>return JsonResponse({'meteorites': serializer.data}, safe=False, status=status.HTTP_200_OK)</text:p>
      <text:p text:style-name="P37"/>
      <text:p text:style-name="P37">#Add a meteorite</text:p>
      <text:p text:style-name="P37">@api_view(["POST"])</text:p>
      <text:p text:style-name="P37">@csrf_exempt</text:p>
      <text:p text:style-name="P37">@permission_classes([IsAuthenticated])</text:p>
      <text:p text:style-name="P37">def add_meteorite(request):</text:p>
      <text:p text:style-name="P37"><text:s text:c="4"/>payload = json.loads(request.body)</text:p>
      <text:p text:style-name="P37"><text:s text:c="4"/>user = request.user</text:p>
      <text:p text:style-name="P37"><text:s text:c="4"/>try:</text:p>
      <text:p text:style-name="P37"><text:s text:c="8"/>meteorite = Meteorite.objects.create(</text:p>
      <text:p text:style-name="P37"><text:s text:c="12"/>name=payload["name"],</text:p>
      <text:p text:style-name="P37"><text:s text:c="12"/>id=payload["id"],</text:p>
      <text:p text:style-name="P37"><text:s text:c="12"/>nametype=payload["nametype"],</text:p>
      <text:p text:style-name="P37"><text:s text:c="12"/>recclass=payload["recclass"],</text:p>
      <text:p text:style-name="P37"><text:s text:c="12"/>mass=payload["mass"],</text:p>
      <text:p text:style-name="P37"><text:s text:c="12"/>fall=payload["fall"],</text:p>
      <text:p text:style-name="P37"><text:s text:c="12"/>year=payload["year"],</text:p>
      <text:p text:style-name="P37"><text:s text:c="12"/>reclat=payload["reclat"],</text:p>
      <text:p text:style-name="P37"><text:s text:c="12"/>reclong=payload["reclong"],</text:p>
      <text:p text:style-name="P37"><text:s text:c="12"/>geoLocation=payload["geoLocation"]</text:p>
      <text:p text:style-name="P37"><text:s text:c="8"/>)</text:p>
      <text:p text:style-name="P37"><text:s text:c="8"/>serializer = MeteoriteSerializer(meteorite)</text:p>
      <text:p text:style-name="P37"><text:s text:c="8"/>return JsonResponse({'meteorites': serializer.data}, safe=False, status=status.HTTP_201_CREATED)</text:p>
      <text:p text:style-name="P37"><text:s text:c="4"/>except ObjectDoesNotExist as e:</text:p>
      <text:p text:style-name="P37"><text:s text:c="8"/>return JsonResponse({'error': str(e)}, safe=False, status=status.HTTP_404_NOT_FOUND)</text:p>
      <text:p text:style-name="P37"><text:s text:c="4"/>except Exception:</text:p>
      <text:p text:style-name="P37"><text:s text:c="8"/>return JsonResponse({'error': 'Something terrible went wrong'}, safe=False, status=status.HTTP_500_INTERNAL_SERVER_ERROR)</text:p>
      <text:p text:style-name="P37"/>
      <text:p text:style-name="P37">#Update a meteorite</text:p>
      <text:p text:style-name="P37">@api_view(["PUT"])</text:p>
      <text:p text:style-name="P37">@csrf_exempt</text:p>
      <text:p text:style-name="P37">@permission_classes([IsAuthenticated])</text:p>
      <text:p text:style-name="P37">def update_meteorite(request, meteorite_id):</text:p>
      <text:p text:style-name="P37"><text:s text:c="4"/>user = request.user.id</text:p>
      <text:p text:style-name="P37"><text:s text:c="4"/>payload = json.loads(request.body)</text:p>
      <text:p text:style-name="P37"><text:soft-page-break/><text:s text:c="4"/>try:</text:p>
      <text:p text:style-name="P37"><text:s text:c="8"/>meteorite_item = Meteorite.objects.filter(id=meteorite_id)</text:p>
      <text:p text:style-name="P37"><text:s text:c="8"/># returns 1 or 0</text:p>
      <text:p text:style-name="P37"><text:s text:c="8"/>meteorite_item.update(**payload)</text:p>
      <text:p text:style-name="P37"><text:s text:c="8"/>meteorite = Meteorite.objects.get(id=meteorite_id)</text:p>
      <text:p text:style-name="P37"><text:s text:c="8"/>serializer = MeteoriteSerializer(meteorite)</text:p>
      <text:p text:style-name="P37"><text:s text:c="8"/>return JsonResponse({'meteorite': serializer.data}, safe=False, status=status.HTTP_200_OK)</text:p>
      <text:p text:style-name="P37"><text:s text:c="4"/>except ObjectDoesNotExist as e:</text:p>
      <text:p text:style-name="P37"><text:s text:c="8"/>return JsonResponse({'error': str(e)}, safe=False, status=status.HTTP_404_NOT_FOUND)</text:p>
      <text:p text:style-name="P37"><text:s text:c="4"/>except Exception:</text:p>
      <text:p text:style-name="P37"><text:s text:c="8"/>return JsonResponse({'error': 'Something terrible went wrong'}, safe=False, status=status.HTTP_500_INTERNAL_SERVER_ERROR)</text:p>
      <text:p text:style-name="P37"/>
      <text:p text:style-name="P37">#Delete a meteorite</text:p>
      <text:p text:style-name="P37">@api_view(["DELETE"])</text:p>
      <text:p text:style-name="P37">@csrf_exempt</text:p>
      <text:p text:style-name="P37">@permission_classes([IsAuthenticated])</text:p>
      <text:p text:style-name="P37">def delete_meteorite(request, meteorite_id):</text:p>
      <text:p text:style-name="P37"><text:s text:c="4"/>user = request.user.id</text:p>
      <text:p text:style-name="P37"><text:s text:c="4"/>try:</text:p>
      <text:p text:style-name="P37"><text:s text:c="8"/>meteorite = Meteorite.objects.get(id=meteorite_id)</text:p>
      <text:p text:style-name="P37"><text:s text:c="8"/>meteorite.delete()</text:p>
      <text:p text:style-name="P37"><text:s text:c="8"/>return Response(status=status.HTTP_204_NO_CONTENT)</text:p>
      <text:p text:style-name="P37"><text:s text:c="4"/>except ObjectDoesNotExist as e:</text:p>
      <text:p text:style-name="P37"><text:s text:c="8"/>return JsonResponse({'error': str(e)}, safe=False, status=status.HTTP_404_NOT_FOUND)</text:p>
      <text:p text:style-name="P37"><text:s text:c="4"/>except Exception:</text:p>
      <text:p text:style-name="P37"><text:s text:c="8"/>return JsonResponse({'error': 'Something went wrong'}, safe=False, status=status.HTTP_500_INTERNAL_SERVER_ERROR)</text:p>
      <text:p text:style-name="P37"/>
      <text:p text:style-name="P15">Stap 18 </text:p>
      <text:p text:style-name="P37"/>
      <text:p text:style-name="P37">We maken een bestand ‘api/urls.py’ om de nieuwe urls paths toe te voegen:</text:p>
      <text:p text:style-name="P37"/>
      <text:p text:style-name="P37">from django.urls import include, path</text:p>
      <text:p text:style-name="P37">from . import views</text:p>
      <text:p text:style-name="P37"/>
      <text:p text:style-name="P37">urlpatterns = [</text:p>
      <text:p text:style-name="P37"><text:s text:c="2"/>path('getmeteorites', views.get_meteorites),</text:p>
      <text:p text:style-name="P37"><text:s text:c="2"/>path('addmeteorite', views.add_meteorite),</text:p>
      <text:p text:style-name="P37"><text:s text:c="2"/>path('updatemeteorite/&lt;int:meteorite_id&gt;', views.update_meteorite),</text:p>
      <text:p text:style-name="P37"><text:s text:c="2"/>path('deletemeteorite/&lt;int:meteorite_id&gt;', views.delete_meteorite)</text:p>
      <text:p text:style-name="P37">]</text:p>
      <text:p text:style-name="P37"/>
      <text:p text:style-name="P37">En dan voegen we de api/urls.py ook in de ‘*_app/urls.py’:</text:p>
      <text:p text:style-name="P37">urlpatterns = [</text:p>
      <text:p text:style-name="P37">...</text:p>
      <text:p text:style-name="P37"><text:s text:c="4"/>path('api/', include('api.urls'))</text:p>
      <text:p text:style-name="P37">]</text:p>
      <text:p text:style-name="P37"/>
      <text:p text:style-name="P17">Stap 19 </text:p>
      <text:p text:style-name="P39"/>
      <text:p text:style-name="P39">Om te testen of alles werkt gaan we eerst onze server moeten runnen volgens sectie “INFO”</text:p>
      <text:p text:style-name="P39"><text:soft-page-break/></text:p>
      <text:p text:style-name="P39">$ python manage.py makemigrations</text:p>
      <text:p text:style-name="P39">$ python manage.py migrate</text:p>
      <text:p text:style-name="P39">$ python manage.py runserver</text:p>
      <text:p text:style-name="P39"/>
      <text:p text:style-name="P41">#Get all meteorites:</text:p>
      <text:p text:style-name="P8"><text:span text:style-name="T21">$ </text:span><text:span text:style-name="T19">curl -X GET -H "Authorization: Token </text:span><text:span text:style-name="T17">token</text:span><text:span text:style-name="T19">" -d '' 127.0.0.1:8000/api/getmeteorites</text:span></text:p>
      <text:p text:style-name="P41"/>
      <text:p text:style-name="P41">#Add a meteorite</text:p>
      <text:p text:style-name="P8"><text:span text:style-name="T21">$ </text:span><text:span text:style-name="T19">curl -X POST -H "Authorization: Token </text:span><text:span text:style-name="T17">token</text:span><text:span text:style-name="T19">" -d '{"name":"test", "id":"99999999", "nametype":"test", "recclass":"test", "mass":10.0, "fall":"fallen", "year":2020, "reclat":10.0, "reclong":10.0, "geoLocation":"test"}' 127.0.0.1:8000/api/addmeteorite</text:span></text:p>
      <text:p text:style-name="P8"/>
      <text:p text:style-name="P41">#Update meteorite</text:p>
      <text:p text:style-name="P41"><text:span text:style-name="T21">$ </text:span>curl -X PUT -H "Authorization: Token <text:span text:style-name="T16">token</text:span>" -d '{"name":"test2", "id":"99999999", "nametype":"test", "recclass":"test", "mass":10.0, "fall":"fallen", "year":2020, "reclat":10.0, "reclong":10.0, "geoLocation":"test"}' 127.0.0.1:8000/api/updatemeteorite/99999999</text:p>
      <text:p text:style-name="P41"/>
      <text:p text:style-name="P41">#Delete meteorite</text:p>
      <text:p text:style-name="P8"><text:span text:style-name="T21">$ </text:span>curl -X DELETE -H "Authorization: Token <text:span text:style-name="T17">token</text:span>" -d '' 127.0.0.1:8000/api/deletemeteorite/99999999</text:p>
      <text:p text:style-name="P8"/>
      <text:p text:style-name="P16">Importeren en Exporteren van echte data</text:p>
      <text:p text:style-name="P16"/>
      <text:p text:style-name="P16">Stap 20</text:p>
      <text:p text:style-name="P25">Zoek naar een gevenste dataset voor uw project. Hier gebruiken we NASA’s Open Data Portal. Navgeer naar de data catalogus en zoek naar meteorite landings. Of ga meteen naar deze link: <text:a xlink:type="simple" xlink:href="https://data.nasa.gov/Space-Science/Meteorite-Landings/gh4g-9sfh" text:style-name="Internet_20_link" text:visited-style-name="Visited_20_Internet_20_Link">https://data.nasa.gov/Space-Science/Meteorite-Landings/gh4g-9sfh</text:a> en exporteer de data naar CSV formaat. Om het simpel te houden gaan we de year kolumn waardes veranderen naar alleen het jaartal. In LibreOffice kan u op <text:span text:style-name="T16">Edit &gt; Find&amp;Replace </text:span><text:span text:style-name="T13">en dan replace de stukken ‘01/01/’ en ‘12:00:00 AM’ op niks. </text:span></text:p>
      <text:p text:style-name="P25"><text:span text:style-name="T13"/></text:p>
      <text:p text:style-name="P22">Stap 21</text:p>
      <text:p text:style-name="P22"/>
      <text:p text:style-name="P26"><text:span text:style-name="T13">In onze terminal installeren we de nodige package en we voegen de package toe in de settings.py: </text:span></text:p>
      <text:p text:style-name="P26"><text:span text:style-name="T13"/></text:p>
      <text:p text:style-name="P26"><text:span text:style-name="T13">$ pip install django-import-export </text:span></text:p>
      <text:p text:style-name="P26"><text:span text:style-name="T13"/></text:p>
      <text:p text:style-name="P26"><text:span text:style-name="T13">INSTALLED_APPS = (</text:span></text:p>
      <text:p text:style-name="P26"><text:span text:style-name="T13"><text:s text:c="4"/>...</text:span></text:p>
      <text:p text:style-name="P26"><text:span text:style-name="T13"><text:s text:c="4"/>'import_export'</text:span></text:p>
      <text:p text:style-name="P26"><text:span text:style-name="T13">)</text:span></text:p>
      <text:p text:style-name="P16"/>
      <text:p text:style-name="P26">Op het einde van de settings.py bestand voeg deze lijn toe:</text:p>
      <text:p text:style-name="P26"/>
      <text:p text:style-name="P26">IMPORT_EXPORT_USE_TRANSACTIONS = True</text:p>
      <text:p text:style-name="P26"/>
      <text:p text:style-name="P18">Stap 22 </text:p>
      <text:p text:style-name="P26"/>
      <text:p text:style-name="P26">Maak <text:span text:style-name="T20">api/</text:span>resources.py bestand om de django-iport-export library te kunnen gebruiken:</text:p>
      <text:p text:style-name="P26"/>
      <text:p text:style-name="P26"><text:soft-page-break/>from import_export import resources</text:p>
      <text:p text:style-name="P26">from .models import Meteorite</text:p>
      <text:p text:style-name="P26"/>
      <text:p text:style-name="P26">class MeteoriteResource(resources.ModelResource):</text:p>
      <text:p text:style-name="P26"><text:s text:c="4"/>class Meta:</text:p>
      <text:p text:style-name="P26"><text:s text:c="8"/>model = Meteorite</text:p>
      <text:p text:style-name="P26"/>
      <text:p text:style-name="P19">Stap 23</text:p>
      <text:p text:style-name="P27"/>
      <text:p text:style-name="P27">Update de api/views.py bestand:</text:p>
      <text:p text:style-name="P27"/>
      <text:p text:style-name="P27">def export_data(request):</text:p>
      <text:p text:style-name="P27"><text:s text:c="4"/>if request.method == 'POST':</text:p>
      <text:p text:style-name="P27"><text:s text:c="8"/># Get selected option from form</text:p>
      <text:p text:style-name="P27"><text:s text:c="8"/>file_format = request.POST['file-format']</text:p>
      <text:p text:style-name="P27"><text:s text:c="8"/>meteorite_resource = MeteoriteResource()</text:p>
      <text:p text:style-name="P27"><text:s text:c="8"/>dataset = meteorite_resource.export()</text:p>
      <text:p text:style-name="P27"><text:s text:c="8"/>if file_format == 'CSV':</text:p>
      <text:p text:style-name="P27"><text:s text:c="12"/>response = HttpResponse(dataset.csv, content_type='text/csv')</text:p>
      <text:p text:style-name="P27"><text:s text:c="12"/>response['Content-Disposition'] = 'attachment; filename="exported_data.csv"'</text:p>
      <text:p text:style-name="P27"><text:s text:c="12"/>return response</text:p>
      <text:p text:style-name="P27"><text:s text:c="8"/>elif file_format == 'JSON':</text:p>
      <text:p text:style-name="P27"><text:s text:c="12"/>response = HttpResponse(dataset.json, content_type='application/json')</text:p>
      <text:p text:style-name="P27"><text:s text:c="12"/>response['Content-Disposition'] = 'attachment; filename="exported_data.json"'</text:p>
      <text:p text:style-name="P27"><text:s text:c="12"/>return response</text:p>
      <text:p text:style-name="P27"><text:s text:c="8"/>elif file_format == 'XLS (Excel)':</text:p>
      <text:p text:style-name="P27"><text:s text:c="12"/>response = HttpResponse(dataset.xls, content_type='application/vnd.ms-excel')</text:p>
      <text:p text:style-name="P27"><text:s text:c="12"/>response['Content-Disposition'] = 'attachment; filename="exported_data.xls"'</text:p>
      <text:p text:style-name="P27"><text:s text:c="12"/>return response</text:p>
      <text:p text:style-name="P27"/>
      <text:p text:style-name="P27"><text:s text:c="4"/>return render(request, 'export.html')</text:p>
      <text:p text:style-name="P27"/>
      <text:p text:style-name="P27">def import_data(request):</text:p>
      <text:p text:style-name="P27"><text:s text:c="4"/>if request.method == 'POST':</text:p>
      <text:p text:style-name="P27"><text:s text:c="8"/>file_format = request.POST['file-format']</text:p>
      <text:p text:style-name="P27"><text:s text:c="8"/>meteorite_resource = MeteoriteResource()</text:p>
      <text:p text:style-name="P27"><text:s text:c="8"/>dataset = Dataset()</text:p>
      <text:p text:style-name="P27"><text:s text:c="8"/>new_meteorites = request.FILES['importData']</text:p>
      <text:p text:style-name="P27"/>
      <text:p text:style-name="P27"><text:s text:c="8"/>if file_format == 'CSV':</text:p>
      <text:p text:style-name="P27"><text:s text:c="12"/>imported_data = dataset.load(new_meteorites.read().decode('utf-8'),format='csv')</text:p>
      <text:p text:style-name="P27"><text:s text:c="12"/>result = meteorite_resource.import_data(dataset, dry_run=True)</text:p>
      <text:p text:style-name="P27"/>
      <text:p text:style-name="P27"><text:s text:c="8"/>if not result.has_errors():</text:p>
      <text:p text:style-name="P27"><text:s text:c="12"/># Import now</text:p>
      <text:p text:style-name="P27"><text:s text:c="12"/>meteorite_resource.import_data(dataset, dry_run=False)</text:p>
      <text:p text:style-name="P27"/>
      <text:p text:style-name="P27"><text:s text:c="4"/>return render(request, 'import.html')</text:p>
      <text:p text:style-name="P27"/>
      <text:p text:style-name="P27"/>
      <text:p text:style-name="P19">Stap 24 </text:p>
      <text:p text:style-name="P27"/>
      <text:p text:style-name="P27"><text:soft-page-break/>Om data te kunnen importeren in /admin, voeg de volgende code toe in api/admin.py:</text:p>
      <text:p text:style-name="P27"/>
      <text:p text:style-name="P27">from django.contrib import admin</text:p>
      <text:p text:style-name="P27">from .models import Meteorite</text:p>
      <text:p text:style-name="P27">from import_export.admin import ImportExportModelAdmin</text:p>
      <text:p text:style-name="P27"># Register your models here.</text:p>
      <text:p text:style-name="P27">#admin.site.register(Meteorite)</text:p>
      <text:p text:style-name="P27"/>
      <text:p text:style-name="P27">@admin.register(Meteorite)</text:p>
      <text:p text:style-name="P27">class MeteoriteAdmin(ImportExportModelAdmin):</text:p>
      <text:p text:style-name="P27"><text:s text:c="4"/>pass</text:p>
      <text:p text:style-name="P27"/>
      <text:p text:style-name="P19">St<text:span text:style-name="T22">a</text:span>p 25</text:p>
      <text:p text:style-name="P27"/>
      <text:p text:style-name="P27">We zijn klaar. Volg weer de stappen beschreven in ‘INFO’:</text:p>
      <text:p text:style-name="P27"/>
      <text:p text:style-name="P40">$ python manage.py makemigrations</text:p>
      <text:p text:style-name="P40">$ python manage.py migrate</text:p>
      <text:p text:style-name="P28">$ python manage.py runserver</text:p>
      <text:p text:style-name="P28"/>
      <text:p text:style-name="P27">en ga naar <text:a xlink:type="simple" xlink:href="http://127.0.0.1:8000/admin/" text:style-name="Internet_20_link" text:visited-style-name="Visited_20_Internet_20_Link">http://127.0.0.1:8000/admin/</text:a></text:p>
      <text:p text:style-name="P27">Log in met de superuser credentials. </text:p>
      <text:p text:style-name="P27">Ga bij de API Meteorites en klik import om de NASA data te importeren. </text:p>
      <text:p text:style-name="P27">Selecteer uw bestand en de formaat csv, klik submit en wacht tot dat de operatie succesvol is. </text:p>
      <text:p text:style-name="P27">Als u errors krijgt dat de ‘year’ field niet correct ingevuld is in bebaalde lijnen dan ga terug naar uw bestand en corrigeer dat. Probeer dan opnieuw de meteorites te importeren. </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ff-monospace" svg:font-family="'var ff-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1T12:42:46.302469288</meta:creation-date>
    <dc:date>2020-11-11T15:30:48.194216497</dc:date>
    <meta:editing-duration>PT29M27S</meta:editing-duration>
    <meta:editing-cycles>4</meta:editing-cycles>
    <meta:generator>LibreOffice/6.4.6.2$Linux_X86_64 LibreOffice_project/40$Build-2</meta:generator>
    <meta:document-statistic meta:table-count="0" meta:image-count="0" meta:object-count="0" meta:page-count="10" meta:paragraph-count="328" meta:word-count="1686" meta:character-count="15166" meta:non-whitespace-character-count="12941"/>
  </office:meta>
</office:document-meta>
</file>